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23"/>
          <table:table-cell table:style-name="ce29" office:value-type="string" calcext:value-type="string">
            <text:p>CHEQUE N° 6566036 -3000</text:p>
          </table:table-cell>
          <table:table-cell table:style-name="ce40"/>
          <table:table-cell table:number-columns-repeated="2"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2])" office:value-type="float" office:value="3408.33" calcext:value-type="float">
            <text:p>3408,33</text:p>
          </table:table-cell>
          <table:table-cell table:style-name="ce39" table:formula="of:=SUM([.D1:.D32])" office:value-type="float" office:value="-2379.3" calcext:value-type="float">
            <text:p>-2379,3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3]+[.D33]" office:value-type="float" office:value="1991.49" calcext:value-type="float">
            <text:p>1991,49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59.99mm" svg:height="89.99mm" svg:x="85.11mm" svg:y="10.48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9"/>
        <table:table-column table:style-name="co8" table:default-cell-style-name="ce30"/>
        <table:table-row table:style-name="ro1">
          <table:table-cell table:style-name="ce17" office:value-type="string" calcext:value-type="string">
            <text:p>Qualification</text:p>
          </table:table-cell>
          <table:table-cell table:style-name="ce21" office:value-type="string" calcext:value-type="string">
            <text:p>Sum - Débit (€)</text:p>
          </table:table-cell>
        </table:table-row>
        <table:table-row table:style-name="ro1">
          <table:table-cell table:style-name="ce18" office:value-type="string" calcext:value-type="string">
            <text:p>Achats d'études et prestations de services</text:p>
          </table:table-cell>
          <table:table-cell table:style-name="ce24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354.2" calcext:value-type="float">
            <text:p>-1354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34" office:value-type="float" office:value="-67.5" calcext:value-type="float">
            <text:p>-67,5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35" office:value-type="float" office:value="-2379.3" calcext:value-type="float">
            <text:p>-2379,3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91.18mm" svg:y="14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9"/>
        <table:table-column table:style-name="co9" table:default-cell-style-name="ce21"/>
        <table:table-row table:style-name="ro1">
          <table:table-cell table:style-name="ce17"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18" office:value-type="string" calcext:value-type="string">
            <text:p>Cotisation Adhérents</text:p>
          </table:table-cell>
          <table:table-cell table:style-name="ce24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ntes Métropole</text:p>
          </table:table-cell>
          <table:table-cell table:style-name="ce30" office:value-type="float" office:value="833.33" calcext:value-type="float">
            <text:p>833,33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34" office:value-type="float" office:value="2000" calcext:value-type="float">
            <text:p>2000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35" office:value-type="float" office:value="2868.33" calcext:value-type="float">
            <text:p>2868,33</text:p>
          </table:table-cell>
        </table:table-row>
      </table:table>
      <table:table table:name="Synthèse" table:style-name="ta1" table:print-ranges="Synthèse.A1:Synthèse.F33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office:value-type="float" office:value="3408.33" calcext:value-type="float">
            <text:p>3408,33</text:p>
          </table:table-cell>
          <table:table-cell table:style-name="ce39" office:value-type="float" office:value="-2379.3" calcext:value-type="float">
            <text:p>-2379,3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1]+[.D31]" office:value-type="float" office:value="1991.49" calcext:value-type="float">
            <text:p>1991,49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5" table:buttons="Créd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0" table:buttons="Débits.A1" table:show-filter-button="false" table:drill-down-on-double-click="false">
          <table:source-cell-range table:cell-range-address="'Lignes bancaires'.A1:'Lignes bancaires'.F3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20:29:09.362845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3-18T20:37:13.557883447</dc:date>
    <meta:editing-duration>PT3H24M30S</meta:editing-duration>
    <meta:editing-cycles>35</meta:editing-cycles>
    <meta:generator>LibreOffice/5.4.4.2$MacOSX_X86_64 LibreOffice_project/2524958677847fb3bb44820e40380acbe820f960</meta:generator>
    <meta:document-statistic meta:table-count="4" meta:cell-count="3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37cm" svg:y="2.949cm" style:legend-expansion="high" chart:style-name="ch2"/>
        <chart:plot-area chart:style-name="ch3" table:cell-range-address="PivotChart" chart:data-source-has-labels="column" svg:x="0.32cm" svg:y="0.179cm" svg:width="11.297cm" svg:height="7.738cm">
          <chartooo:coordinate-region svg:x="2.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5.386cm" svg:y="2.475cm" style:legend-expansion="high" chart:style-name="ch2"/>
        <chart:plot-area chart:style-name="ch3" table:cell-range-address="PivotChart" chart:data-source-has-labels="column" svg:x="0.32cm" svg:y="0.18cm" svg:width="4.746cm" svg:height="7.74cm">
          <chartooo:coordinate-region svg:x="0.32cm" svg:y="1.677cm" svg:width="4.746cm" svg:height="4.74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354.2">
                <text:p>-1354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67.5">
                <text:p>-6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